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 table:number-rows-repeated="652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 table:number-rows-repeated="6544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s-syntax-dseecompat-aci</text:p>
          </table:table-cell>
          <table:table-cell table:number-columns-repeated="254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3/08/2007</text:date>, <text:time>12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3-08T12:24:35</dc:date>
    <dc:language>en-US</dc:language>
    <meta:editing-cycles>138</meta:editing-cycles>
    <meta:editing-duration>P1DT17H52M25S</meta:editing-duration>
    <meta:user-defined meta:name="Info 1"/>
    <meta:user-defined meta:name="Info 2"/>
    <meta:user-defined meta:name="Info 3"/>
    <meta:user-defined meta:name="Info 4"/>
    <meta:document-statistic meta:table-count="10" meta:cell-count="1009"/>
  </office:meta>
</office:document-meta>
</file>